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9.404cm" svg:y="2.643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14.304cm" svg:y="1.943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9.983cm" svg:y2="3.999cm" draw:start-shape="id1" draw:start-glue-point="0" draw:end-shape="id2" svg:d="M3301 12316l6682-8317" svg:viewBox="0 0 6683 8318">
          <text:p/>
        </draw:connector>
        <draw:connector draw:style-name="gr3" draw:text-style-name="P2" draw:layer="layout" draw:type="line" svg:x1="14.91cm" svg:y1="3.299cm" svg:x2="12.228cm" svg:y2="14.416cm" draw:start-shape="id3" draw:start-glue-point="2" draw:end-shape="id4" draw:end-glue-point="0" svg:d="M14910 3299l-2682 11117" svg:viewBox="0 0 2683 11118">
          <text:p/>
        </draw:connector>
        <draw:line draw:style-name="gr4" draw:text-style-name="P2" draw:layer="layout" svg:x1="7.847cm" svg:y1="6.659cm" svg:x2="13.005cm" svg:y2="11.1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09T21:12:33.380911452</dc:date>
    <dc:creator>elucterio </dc:creator>
    <meta:editing-duration>PT1H21M17S</meta:editing-duration>
    <meta:editing-cycles>7</meta:editing-cycles>
    <meta:generator>LibreOffice/4.2.8.2$Linux_X86_64 LibreOffice_project/420m0$Build-2</meta:generator>
    <meta:document-statistic meta:object-count="7"/>
  </office:meta>
</office:document-meta>
</file>